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572in" fo:break-before="auto" style:use-optimal-row-height="false"/>
    </style:style>
    <style:style style:name="ro2" style:family="table-row">
      <style:table-row-properties style:row-height="0.2598in" fo:break-before="auto" style:use-optimal-row-height="false"/>
    </style:style>
    <style:style style:name="ro3" style:family="table-row">
      <style:table-row-properties style:row-height="0.2181in" fo:break-before="auto" style:use-optimal-row-height="false"/>
    </style:style>
    <style:style style:name="ro4" style:family="table-row">
      <style:table-row-properties style:row-height="0.2283in" fo:break-before="auto" style:use-optimal-row-height="false"/>
    </style:style>
    <style:style style:name="ro5" style:family="table-row">
      <style:table-row-properties style:row-height="0.2909in" fo:break-before="auto" style:use-optimal-row-height="false"/>
    </style:style>
    <style:style style:name="ro6" style:family="table-row">
      <style:table-row-properties style:row-height="0.1764in" fo:break-before="auto" style:use-optimal-row-height="false"/>
    </style:style>
    <style:style style:name="ro7" style:family="table-row">
      <style:table-row-properties style:row-height="0.1555in" fo:break-before="auto" style:use-optimal-row-height="false"/>
    </style:style>
    <style:style style:name="ro8" style:family="table-row">
      <style:table-row-properties style:row-height="0.2917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2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5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23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62"/>
        </table:table-row>
        <table:table-row table:style-name="ro2">
          <table:table-cell table:number-columns-repeated="3"/>
          <table:table-cell table:style-name="ce51"/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60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60"/>
        </table:table-row>
        <table:table-row table:style-name="ro4">
          <table:table-cell table:number-columns-repeated="3"/>
          <table:table-cell table:style-name="ce51"/>
          <table:table-cell table:number-columns-repeated="60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60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60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60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60"/>
        </table:table-row>
        <table:table-row table:style-name="ro6">
          <table:table-cell/>
          <table:table-cell table:style-name="ce54"/>
          <table:table-cell/>
          <table:table-cell table:style-name="ce2"/>
          <table:table-cell table:number-columns-repeated="60"/>
        </table:table-row>
        <table:table-row table:style-name="ro5">
          <table:table-cell/>
          <table:table-cell table:style-name="ce27"/>
          <table:table-cell table:style-name="ce54"/>
          <table:table-cell table:style-name="ce2" office:value-type="string" calcext:value-type="string">
            <text:p>Modifiers for group/cameras of the keyboard view</text:p>
          </table:table-cell>
          <table:table-cell table:number-columns-repeated="60"/>
        </table:table-row>
        <table:table-row table:style-name="ro5">
          <table:table-cell/>
          <table:table-cell table:style-name="ce28"/>
          <table:table-cell table:style-name="ce54"/>
          <table:table-cell table:style-name="ce2" office:value-type="string" calcext:value-type="string">
            <text:p>Control group keys</text:p>
          </table:table-cell>
          <table:table-cell table:number-columns-repeated="60"/>
        </table:table-row>
        <table:table-row table:style-name="ro5">
          <table:table-cell/>
          <table:table-cell table:style-name="ce29"/>
          <table:table-cell table:style-name="ce54"/>
          <table:table-cell table:style-name="ce2" office:value-type="string" calcext:value-type="string">
            <text:p>Camera location keys</text:p>
          </table:table-cell>
          <table:table-cell table:number-columns-repeated="60"/>
        </table:table-row>
        <table:table-row table:style-name="ro7">
          <table:table-cell/>
          <table:table-cell table:style-name="ce54"/>
          <table:table-cell/>
          <table:table-cell table:style-name="ce2"/>
          <table:table-cell table:number-columns-repeated="60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63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130" table:number-columns-spanned="2" table:number-rows-spanned="2"/>
          <table:covered-table-cell/>
          <table:table-cell table:style-name="ce130" table:number-columns-spanned="2" table:number-rows-spanned="2"/>
          <table:covered-table-cell/>
          <table:table-cell/>
          <table:table-cell table:style-name="ce130" table:number-columns-spanned="2" table:number-rows-spanned="2"/>
          <table:covered-table-cell/>
          <table:table-cell table:style-name="ce130" table:number-columns-spanned="2" table:number-rows-spanned="2"/>
          <table:covered-table-cell/>
          <table:table-cell table:style-name="ce130" table:number-columns-spanned="2" table:number-rows-spanned="2"/>
          <table:covered-table-cell/>
          <table:table-cell table:style-name="ce130" table:number-columns-spanned="2" table:number-rows-spanned="2"/>
          <table:covered-table-cell/>
          <table:table-cell table:number-columns-repeated="44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covered-table-cell table:number-columns-repeated="4"/>
          <table:table-cell/>
          <table:covered-table-cell table:number-columns-repeated="8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39" table:number-columns-spanned="2" table:number-rows-spanned="2"/>
          <table:covered-table-cell table:style-name="ce32"/>
          <table:table-cell table:style-name="ce139" table:number-columns-spanned="2" table:number-rows-spanned="2"/>
          <table:covered-table-cell table:style-name="ce32"/>
          <table:table-cell table:style-name="ce139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11"/>
          <table:table-cell table:number-columns-repeated="44"/>
        </table:table-row>
        <table:table-row table:style-name="ro5">
          <table:table-cell table:style-name="ce10" office:value-type="float" office:value="6" calcext:value-type="float" table:number-columns-spanned="2" table:number-rows-spanned="1">
            <text:p>6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9"/>
          <table:covered-table-cell table:number-columns-repeated="11" table:style-name="ce32"/>
          <table:covered-table-cell table:style-name="ce89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52" table:number-columns-spanned="2" table:number-rows-spanned="2"/>
          <table:covered-table-cell table:style-name="ce32"/>
          <table:table-cell table:style-name="ce152" office:value-type="string" calcext:value-type="string" table:number-columns-spanned="2" table:number-rows-spanned="2">
            <text:p>Patrol</text:p>
          </table:table-cell>
          <table:covered-table-cell table:style-name="ce32"/>
          <table:table-cell table:style-name="ce15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/>
          <table:table-cell table:number-columns-repeated="43"/>
        </table:table-row>
        <table:table-row table:style-name="ro5">
          <table:table-cell table:style-name="ce18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8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89"/>
          <table:table-cell table:style-name="ce132" office:value-type="string" calcext:value-type="string" table:number-columns-spanned="2" table:number-rows-spanned="1">
            <text:p>Key 1</text:p>
          </table:table-cell>
          <table:covered-table-cell table:style-name="ce142"/>
          <table:covered-table-cell table:number-columns-repeated="10" table:style-name="ce32"/>
          <table:covered-table-cell table:style-name="ce164"/>
          <table:covered-table-cell/>
          <table:table-cell table:number-columns-repeated="43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2"/>
          <table:table-cell table:style-name="ce152" table:number-columns-spanned="2" table:number-rows-spanned="2"/>
          <table:covered-table-cell table:style-name="ce32"/>
          <table:table-cell table:style-name="ce152" office:value-type="string" calcext:value-type="string" table:number-columns-spanned="2" table:number-rows-spanned="2">
            <text:p>Hold</text:p>
          </table:table-cell>
          <table:covered-table-cell table:style-name="ce32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 table:style-name="ce164"/>
          <table:table-cell table:number-columns-repeated="44"/>
        </table:table-row>
        <table:table-row table:style-name="ro5">
          <table:table-cell table:style-name="ce3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89"/>
          <table:covered-table-cell table:number-columns-repeated="10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32" office:value-type="string" calcext:value-type="string" table:number-columns-spanned="5" table:number-rows-spanned="2">
            <text:p>Shift</text:p>
          </table:table-cell>
          <table:covered-table-cell table:number-columns-repeated="2" table:style-name="ce32"/>
          <table:covered-table-cell table:number-columns-repeated="2" table:style-name="ce118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covered-table-cell table:number-columns-repeated="3" table:style-name="ce32"/>
          <table:covered-table-cell table:number-columns-repeated="2" table:style-name="ce11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132" office:value-type="string" calcext:value-type="string" table:number-columns-spanned="2" table:number-rows-spanned="1">
            <text:p>Key 2</text:p>
          </table:table-cell>
          <table:covered-table-cell table:style-name="ce142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83"/>
          <table:covered-table-cell table:number-columns-repeated="3" table:style-name="ce3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2" office:value-type="string" calcext:value-type="string" table:number-columns-spanned="3" table:number-rows-spanned="2">
            <text:p>Win</text:p>
          </table:table-cell>
          <table:covered-table-cell table:number-columns-repeated="2" table:style-name="ce32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52" office:value-type="string" calcext:value-type="string" table:number-columns-spanned="11" table:number-rows-spanned="2">
            <text:p>Smart command (RapidFire)</text:p>
          </table:table-cell>
          <table:covered-table-cell table:number-columns-repeated="8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83"/>
          <table:covered-table-cell table:number-columns-repeated="3" table:style-name="ce32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83"/>
          <table:covered-table-cell table:number-columns-repeated="9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63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Terrain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130" table:number-columns-spanned="2" table:number-rows-spanned="2"/>
          <table:covered-table-cell/>
          <table:table-cell table:style-name="ce130" table:number-columns-spanned="2" table:number-rows-spanned="2"/>
          <table:covered-table-cell/>
          <table:table-cell/>
          <table:table-cell table:style-name="ce130" table:number-columns-spanned="2" table:number-rows-spanned="2"/>
          <table:covered-table-cell/>
          <table:table-cell table:style-name="ce130" table:number-columns-spanned="2" table:number-rows-spanned="2"/>
          <table:covered-table-cell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44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Minimap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covered-table-cell table:number-columns-repeated="4"/>
          <table:table-cell/>
          <table:covered-table-cell table:number-columns-repeated="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44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Shift enables queuing of commands, (de)select left clicked unit</text:p>
          </table:table-cell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39" table:number-columns-spanned="2" table:number-rows-spanned="2"/>
          <table:covered-table-cell table:style-name="ce32"/>
          <table:table-cell table:style-name="ce139" table:number-columns-spanned="2" table:number-rows-spanned="2"/>
          <table:covered-table-cell table:style-name="ce32"/>
          <table:table-cell table:style-name="ce139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11"/>
          <table:table-cell table:number-columns-repeated="44"/>
        </table:table-row>
        <table:table-row table:style-name="ro5">
          <table:table-cell table:style-name="ce18" office:value-type="string" calcext:value-type="string" table:number-columns-spanned="2" table:number-rows-spanned="1">
            <text:p>Alert</text:p>
          </table:table-cell>
          <table:covered-table-cell table:style-name="ce8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0"/>
          <table:covered-table-cell table:number-columns-repeated="11" table:style-name="ce32"/>
          <table:covered-table-cell table:style-name="ce89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 4</text:p>
          </table:table-cell>
          <table:covered-table-cell table:style-name="ce134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52" table:number-columns-spanned="2" table:number-rows-spanned="2"/>
          <table:covered-table-cell table:style-name="ce32"/>
          <table:table-cell table:style-name="ce152" office:value-type="string" calcext:value-type="string" table:number-columns-spanned="2" table:number-rows-spanned="2">
            <text:p>Patrol</text:p>
          </table:table-cell>
          <table:covered-table-cell table:style-name="ce32"/>
          <table:table-cell table:style-name="ce15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/>
          <table:table-cell table:number-columns-repeated="43"/>
        </table:table-row>
        <table:table-row table:style-name="ro5">
          <table:table-cell table:style-name="ce18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8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20"/>
          <table:table-cell table:style-name="ce132" office:value-type="string" calcext:value-type="string" table:number-columns-spanned="2" table:number-rows-spanned="1">
            <text:p>Key 1</text:p>
          </table:table-cell>
          <table:covered-table-cell table:style-name="ce142"/>
          <table:covered-table-cell table:number-columns-repeated="10" table:style-name="ce32"/>
          <table:covered-table-cell table:style-name="ce164"/>
          <table:covered-table-cell/>
          <table:table-cell table:number-columns-repeated="43"/>
        </table:table-row>
        <table:table-row table:style-name="ro5">
          <table:table-cell table:style-name="ce33" office:value-type="string" calcext:value-type="string" table:number-columns-spanned="4" table:number-rows-spanned="1">
            <text:p>CapsLock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2"/>
          <table:table-cell table:style-name="ce152" table:number-columns-spanned="2" table:number-rows-spanned="2"/>
          <table:covered-table-cell table:style-name="ce32"/>
          <table:table-cell table:style-name="ce152" office:value-type="string" calcext:value-type="string" table:number-columns-spanned="2" table:number-rows-spanned="2">
            <text:p>Hold</text:p>
          </table:table-cell>
          <table:covered-table-cell table:style-name="ce32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 table:style-name="ce164"/>
          <table:table-cell table:number-columns-repeated="44"/>
        </table:table-row>
        <table:table-row table:style-name="ro5">
          <table:table-cell table:style-name="ce37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2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20"/>
          <table:covered-table-cell table:number-columns-repeated="10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39" office:value-type="string" calcext:value-type="string" table:number-columns-spanned="5" table:number-rows-spanned="2">
            <text:p>Shift</text:p>
          </table:table-cell>
          <table:covered-table-cell table:number-columns-repeated="2" table:style-name="ce32"/>
          <table:covered-table-cell table:number-columns-repeated="2" table:style-name="ce118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111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covered-table-cell table:number-columns-repeated="3" table:style-name="ce32"/>
          <table:covered-table-cell table:number-columns-repeated="2" table:style-name="ce118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20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20"/>
          <table:table-cell table:style-name="ce132" office:value-type="string" calcext:value-type="string" table:number-columns-spanned="2" table:number-rows-spanned="1">
            <text:p>Key 2 (creep)</text:p>
          </table:table-cell>
          <table:covered-table-cell table:style-name="ce142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89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83"/>
          <table:covered-table-cell table:number-columns-repeated="3" table:style-name="ce3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56" office:value-type="string" calcext:value-type="string" table:number-columns-spanned="3" table:number-rows-spanned="2">
            <text:p>Win</text:p>
          </table:table-cell>
          <table:covered-table-cell table:number-columns-repeated="2" table:style-name="ce32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52" table:number-columns-spanned="11" table:number-rows-spanned="2"/>
          <table:covered-table-cell table:number-columns-repeated="8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18" table:number-columns-spanned="3" table:number-rows-spanned="1"/>
          <table:covered-table-cell table:style-name="ce35"/>
          <table:covered-table-cell table:style-name="ce83"/>
          <table:covered-table-cell table:number-columns-repeated="3" table:style-name="ce32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83"/>
          <table:covered-table-cell table:number-columns-repeated="9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63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44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44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8"/>
          <table:table-cell table:style-name="ce203" office:value-type="string" calcext:value-type="string">
            <text:p><text:span text:style-name="T2">UI:</text:span> Alt enables Autocast for certain command/abilities</text:p>
          </table:table-cell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39" table:number-columns-spanned="2" table:number-rows-spanned="2"/>
          <table:covered-table-cell table:style-name="ce32"/>
          <table:table-cell table:style-name="ce139" table:number-columns-spanned="2" table:number-rows-spanned="2"/>
          <table:covered-table-cell table:style-name="ce32"/>
          <table:table-cell table:style-name="ce139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11"/>
          <table:table-cell table:number-columns-repeated="44"/>
        </table:table-row>
        <table:table-row table:style-name="ro5">
          <table:table-cell table:style-name="ce18" office:value-type="string" calcext:value-type="string" table:number-columns-spanned="2" table:number-rows-spanned="1">
            <text:p>selection</text:p>
          </table:table-cell>
          <table:covered-table-cell table:style-name="ce8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0"/>
          <table:covered-table-cell table:number-columns-repeated="11" table:style-name="ce32"/>
          <table:covered-table-cell table:style-name="ce89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52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5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/>
          <table:table-cell table:number-columns-repeated="43"/>
        </table:table-row>
        <table:table-row table:style-name="ro5">
          <table:table-cell table:style-name="ce18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83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20"/>
          <table:table-cell table:style-name="ce132" table:number-columns-spanned="2" table:number-rows-spanned="1"/>
          <table:covered-table-cell table:style-name="ce142"/>
          <table:covered-table-cell table:style-name="ce132"/>
          <table:covered-table-cell table:style-name="ce142"/>
          <table:table-cell table:style-name="ce18" office:value-type="string" calcext:value-type="string" table:number-columns-spanned="2" table:number-rows-spanned="1">
            <text:p>cam left</text:p>
          </table:table-cell>
          <table:covered-table-cell table:style-name="ce83"/>
          <table:covered-table-cell table:number-columns-repeated="6" table:style-name="ce32"/>
          <table:covered-table-cell table:style-name="ce164"/>
          <table:covered-table-cell/>
          <table:table-cell table:number-columns-repeated="43"/>
        </table:table-row>
        <table:table-row table:style-name="ro5">
          <table:table-cell table:style-name="ce17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4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152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5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 table:style-name="ce164"/>
          <table:table-cell table:number-columns-repeated="44"/>
        </table:table-row>
        <table:table-row table:style-name="ro5">
          <table:table-cell table:style-name="ce18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83"/>
          <table:covered-table-cell table:style-name="ce48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2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2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covered-table-cell table:style-name="ce132"/>
          <table:covered-table-cell table:style-name="ce142"/>
          <table:table-cell table:style-name="ce18" office:value-type="string" calcext:value-type="string" table:number-columns-spanned="2" table:number-rows-spanned="1">
            <text:p>cam right</text:p>
          </table:table-cell>
          <table:covered-table-cell table:style-name="ce83"/>
          <table:covered-table-cell table:number-columns-repeated="4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48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32"/>
          <table:covered-table-cell table:number-columns-repeated="2" table:style-name="ce11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52" table:number-columns-spanned="2" table:number-rows-spanned="2"/>
          <table:covered-table-cell table:style-name="ce86"/>
          <table:table-cell table:style-name="ce55" table:number-columns-spanned="2" table:number-rows-spanned="2"/>
          <table:covered-table-cell table:style-name="ce36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covered-table-cell table:number-columns-repeated="3" table:style-name="ce32"/>
          <table:covered-table-cell table:number-columns-repeated="2" table:style-name="ce118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20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20"/>
          <table:table-cell table:style-name="ce132" table:number-columns-spanned="2" table:number-rows-spanned="1"/>
          <table:covered-table-cell table:style-name="ce142"/>
          <table:covered-table-cell table:style-name="ce132"/>
          <table:covered-table-cell table:style-name="ce142"/>
          <table:covered-table-cell table:style-name="ce129"/>
          <table:covered-table-cell table:style-name="ce83"/>
          <table:covered-table-cell table:number-columns-repeated="3" table:style-name="ce3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2" office:value-type="string" calcext:value-type="string" table:number-columns-spanned="3" table:number-rows-spanned="2">
            <text:p>Win</text:p>
          </table:table-cell>
          <table:covered-table-cell table:number-columns-repeated="2" table:style-name="ce32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39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83"/>
          <table:covered-table-cell table:number-columns-repeated="3" table:style-name="ce32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63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30" table:number-columns-spanned="2" table:number-rows-spanned="2"/>
          <table:covered-table-cell/>
          <table:table-cell table:number-columns-repeated="44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44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44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55" table:number-columns-spanned="2" table:number-rows-spanned="2"/>
          <table:covered-table-cell table:style-name="ce55"/>
          <table:table-cell table:style-name="ce32" table:number-columns-spanned="2" table:number-rows-spanned="2"/>
          <table:covered-table-cell table:style-name="ce32"/>
          <table:table-cell table:style-name="ce55" table:number-columns-spanned="2" table:number-rows-spanned="2"/>
          <table:covered-table-cell table:style-name="ce55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11"/>
          <table:table-cell table:number-columns-repeated="44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9"/>
          <table:covered-table-cell table:number-columns-repeated="2" table:style-name="ce55"/>
          <table:covered-table-cell table:number-columns-repeated="2" table:style-name="ce32"/>
          <table:covered-table-cell table:number-columns-repeated="2" table:style-name="ce55"/>
          <table:covered-table-cell table:number-columns-repeated="5" table:style-name="ce32"/>
          <table:covered-table-cell table:style-name="ce89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1"/>
          <table:covered-table-cell table:style-name="ce49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/>
          <table:table-cell table:number-columns-repeated="43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8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ce37" table:number-columns-spanned="2" table:number-rows-spanned="1"/>
          <table:covered-table-cell table:style-name="ce50"/>
          <table:covered-table-cell table:number-columns-repeated="6" table:style-name="ce32"/>
          <table:covered-table-cell table:style-name="ce164"/>
          <table:covered-table-cell/>
          <table:table-cell table:number-columns-repeated="43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1"/>
          <table:covered-table-cell table:style-name="ce49"/>
          <table:table-cell table:style-name="ce55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 table:style-name="ce164"/>
          <table:table-cell table:number-columns-repeated="44"/>
        </table:table-row>
        <table:table-row table:style-name="ro5">
          <table:table-cell table:style-name="ce3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8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ce37" table:number-columns-spanned="2" table:number-rows-spanned="1"/>
          <table:covered-table-cell table:style-name="ce50"/>
          <table:covered-table-cell table:number-columns-repeated="4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55" office:value-type="string" calcext:value-type="string" table:number-columns-spanned="5" table:number-rows-spanned="2">
            <text:p>Shift</text:p>
          </table:table-cell>
          <table:covered-table-cell table:number-columns-repeated="2" table:style-name="ce32"/>
          <table:covered-table-cell table:number-columns-repeated="2" table:style-name="ce118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2" table:number-columns-spanned="2" table:number-rows-spanned="2"/>
          <table:covered-table-cell table:style-name="ce57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covered-table-cell table:number-columns-repeated="3" table:style-name="ce32"/>
          <table:covered-table-cell table:number-columns-repeated="2" table:style-name="ce11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0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0"/>
          <table:covered-table-cell table:style-name="ce19" office:value-type="float" office:value="3" calcext:value-type="float">
            <text:p>3</text:p>
          </table:covered-table-cell>
          <table:covered-table-cell table:style-name="ce120"/>
          <table:covered-table-cell table:number-columns-repeated="3" table:style-name="ce3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39" office:value-type="string" calcext:value-type="string" table:number-columns-spanned="3" table:number-rows-spanned="2">
            <text:p>Ctl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2">
            <text:p>Win</text:p>
          </table:table-cell>
          <table:covered-table-cell table:number-columns-repeated="2" table:style-name="ce56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52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covered-table-cell table:number-columns-repeated="6" table:style-name="ce56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83"/>
          <table:covered-table-cell table:number-columns-repeated="9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63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30" table:number-columns-spanned="2" table:number-rows-spanned="2"/>
          <table:covered-table-cell/>
          <table:table-cell table:number-columns-repeated="44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44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deselects all units of this type</text:p>
          </table:table-cell>
          <table:table-cell table:number-columns-repeated="44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55" table:number-columns-spanned="2" table:number-rows-spanned="2"/>
          <table:covered-table-cell table:style-name="ce55"/>
          <table:table-cell table:style-name="ce55" table:number-columns-spanned="2" table:number-rows-spanned="2"/>
          <table:covered-table-cell table:style-name="ce55"/>
          <table:table-cell table:style-name="ce55" table:number-columns-spanned="2" table:number-rows-spanned="2"/>
          <table:covered-table-cell table:style-name="ce55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11"/>
          <table:table-cell table:number-columns-repeated="44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9"/>
          <table:covered-table-cell table:number-columns-repeated="6" table:style-name="ce55"/>
          <table:covered-table-cell table:number-columns-repeated="5" table:style-name="ce32"/>
          <table:covered-table-cell table:style-name="ce89"/>
          <table:table-cell table:number-columns-repeated="44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36" table:number-columns-spanned="2" table:number-rows-spanned="2"/>
          <table:covered-table-cell table:style-name="ce47"/>
          <table:table-cell table:style-name="ce136" table:number-columns-spanned="2" table:number-rows-spanned="2"/>
          <table:covered-table-cell table:style-name="ce47"/>
          <table:table-cell table:style-name="ce136" table:number-columns-spanned="2" table:number-rows-spanned="2"/>
          <table:covered-table-cell table:style-name="ce47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/>
          <table:table-cell table:number-columns-repeated="43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8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29"/>
          <table:covered-table-cell table:style-name="ce177"/>
          <table:covered-table-cell table:style-name="ce129"/>
          <table:covered-table-cell table:style-name="ce177"/>
          <table:covered-table-cell table:style-name="ce129"/>
          <table:covered-table-cell table:style-name="ce177"/>
          <table:covered-table-cell table:number-columns-repeated="6" table:style-name="ce32"/>
          <table:covered-table-cell table:style-name="ce164"/>
          <table:covered-table-cell/>
          <table:table-cell table:number-columns-repeated="43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36" table:number-columns-spanned="2" table:number-rows-spanned="2"/>
          <table:covered-table-cell table:style-name="ce47"/>
          <table:table-cell table:style-name="ce136" table:number-columns-spanned="2" table:number-rows-spanned="2"/>
          <table:covered-table-cell table:style-name="ce47"/>
          <table:table-cell table:style-name="ce136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 table:style-name="ce164"/>
          <table:table-cell table:number-columns-repeated="44"/>
        </table:table-row>
        <table:table-row table:style-name="ro5">
          <table:table-cell table:style-name="ce3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89"/>
          <table:covered-table-cell table:style-name="ce129"/>
          <table:covered-table-cell table:style-name="ce177"/>
          <table:covered-table-cell table:style-name="ce129"/>
          <table:covered-table-cell table:style-name="ce177"/>
          <table:covered-table-cell table:style-name="ce129"/>
          <table:covered-table-cell table:style-name="ce177"/>
          <table:covered-table-cell table:number-columns-repeated="4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39" office:value-type="string" calcext:value-type="string" table:number-columns-spanned="5" table:number-rows-spanned="2">
            <text:p>Shift</text:p>
          </table:table-cell>
          <table:covered-table-cell table:number-columns-repeated="2" table:style-name="ce32"/>
          <table:covered-table-cell table:number-columns-repeated="2" table:style-name="ce11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36" table:number-columns-spanned="2" table:number-rows-spanned="2"/>
          <table:covered-table-cell table:style-name="ce47"/>
          <table:table-cell table:style-name="ce136" table:number-columns-spanned="2" table:number-rows-spanned="2"/>
          <table:covered-table-cell table:style-name="ce47"/>
          <table:table-cell table:style-name="ce136" table:number-columns-spanned="2" table:number-rows-spanned="2"/>
          <table:covered-table-cell table:style-name="ce36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covered-table-cell table:number-columns-repeated="3" table:style-name="ce32"/>
          <table:covered-table-cell table:number-columns-repeated="2" table:style-name="ce11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9"/>
          <table:covered-table-cell table:style-name="ce129"/>
          <table:covered-table-cell table:style-name="ce177"/>
          <table:covered-table-cell table:style-name="ce129"/>
          <table:covered-table-cell table:style-name="ce177"/>
          <table:covered-table-cell table:style-name="ce129"/>
          <table:covered-table-cell table:style-name="ce83"/>
          <table:covered-table-cell table:number-columns-repeated="3" table:style-name="ce3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39" office:value-type="string" calcext:value-type="string" table:number-columns-spanned="3" table:number-rows-spanned="2">
            <text:p>Ctl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2">
            <text:p>Win</text:p>
          </table:table-cell>
          <table:covered-table-cell table:number-columns-repeated="2" table:style-name="ce56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55" table:number-columns-spanned="11" table:number-rows-spanned="2"/>
          <table:covered-table-cell table:number-columns-repeated="8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covered-table-cell table:number-columns-repeated="6" table:style-name="ce56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83"/>
          <table:covered-table-cell table:number-columns-repeated="9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63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30" table:number-columns-spanned="2" table:number-rows-spanned="2"/>
          <table:covered-table-cell/>
          <table:table-cell table:number-columns-repeated="44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44"/>
        </table:table-row>
        <table:table-row table:style-name="ro5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8"/>
          <table:table-cell table:style-name="ce203" office:value-type="string" calcext:value-type="string">
            <text:p>UI: (de)select left clicked unit</text:p>
          </table:table-cell>
          <table:table-cell table:number-columns-repeated="44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2" table:number-columns-spanned="2" table:number-rows-spanned="2"/>
          <table:covered-table-cell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11"/>
          <table:table-cell table:number-columns-repeated="44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32"/>
          <table:covered-table-cell table:style-name="ce89"/>
          <table:table-cell table:number-columns-repeated="44"/>
        </table:table-row>
        <table:table-row table:style-name="ro5">
          <table:table-cell table:style-name="ce33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/>
          <table:table-cell table:number-columns-repeated="43"/>
        </table:table-row>
        <table:table-row table:style-name="ro5">
          <table:table-cell table:style-name="ce37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83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32"/>
          <table:covered-table-cell table:style-name="ce164"/>
          <table:covered-table-cell/>
          <table:table-cell table:number-columns-repeated="43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 table:style-name="ce164"/>
          <table:table-cell table:number-columns-repeated="44"/>
        </table:table-row>
        <table:table-row table:style-name="ro5">
          <table:table-cell table:style-name="ce3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89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58" office:value-type="string" calcext:value-type="string" table:number-columns-spanned="5" table:number-rows-spanned="2">
            <text:p>Shift</text:p>
          </table:table-cell>
          <table:covered-table-cell table:number-columns-repeated="2" table:style-name="ce32"/>
          <table:covered-table-cell table:number-columns-repeated="2" table:style-name="ce11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36" table:number-columns-spanned="2" table:number-rows-spanned="2"/>
          <table:covered-table-cell table:style-name="ce36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covered-table-cell table:number-columns-repeated="3" table:style-name="ce32"/>
          <table:covered-table-cell table:number-columns-repeated="2" table:style-name="ce11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29"/>
          <table:covered-table-cell table:style-name="ce83"/>
          <table:covered-table-cell table:number-columns-repeated="3" table:style-name="ce3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55" office:value-type="string" calcext:value-type="string" table:number-columns-spanned="3" table:number-rows-spanned="2">
            <text:p>Ctl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Win</text:p>
          </table:table-cell>
          <table:covered-table-cell table:number-columns-repeated="2" table:style-name="ce32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30" table:number-columns-spanned="9" table:number-rows-spanned="2"/>
          <table:covered-table-cell table:number-columns-repeated="8" table:style-name="ce32"/>
          <table:table-cell table:style-name="ce164" table:number-columns-repeated="2"/>
          <table:table-cell table:number-columns-repeated="44"/>
        </table:table-row>
        <table:table-row table:style-name="ro5">
          <table:covered-table-cell table:number-columns-repeated="6" table:style-name="ce32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2"/>
          <table:table-cell table:style-name="ce164" table:number-columns-repeated="2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63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30" table:number-columns-spanned="2" table:number-rows-spanned="2"/>
          <table:covered-table-cell/>
          <table:table-cell table:number-columns-repeated="44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44"/>
        </table:table-row>
        <table:table-row table:style-name="ro5">
          <table:table-cell table:style-name="ce13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44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55" table:number-columns-spanned="2" table:number-rows-spanned="2"/>
          <table:covered-table-cell table:style-name="ce55"/>
          <table:table-cell table:style-name="ce55" table:number-columns-spanned="2" table:number-rows-spanned="2"/>
          <table:covered-table-cell table:style-name="ce55"/>
          <table:table-cell table:style-name="ce55" table:number-columns-spanned="2" table:number-rows-spanned="2"/>
          <table:covered-table-cell table:style-name="ce55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11"/>
          <table:table-cell table:number-columns-repeated="44"/>
        </table:table-row>
        <table:table-row table:style-name="ro5">
          <table:covered-table-cell table:style-name="ce30" office:value-type="float" office:value="1" calcext:value-type="float">
            <text:p>1</text:p>
          </table:covered-table-cell>
          <table:covered-table-cell table:style-name="ce8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89"/>
          <table:covered-table-cell table:number-columns-repeated="6" table:style-name="ce55"/>
          <table:covered-table-cell table:number-columns-repeated="5" table:style-name="ce32"/>
          <table:covered-table-cell table:style-name="ce89"/>
          <table:table-cell table:number-columns-repeated="44"/>
        </table:table-row>
        <table:table-row table:style-name="ro5">
          <table:table-cell table:style-name="ce33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3" table:number-columns-spanned="2" table:number-rows-spanned="1"/>
          <table:covered-table-cell table:style-name="ce49"/>
          <table:table-cell table:style-name="ce33" table:number-columns-spanned="2" table:number-rows-spanned="1"/>
          <table:covered-table-cell table:style-name="ce49"/>
          <table:table-cell table:style-name="ce33" table:number-columns-spanned="2" table:number-rows-spanned="1"/>
          <table:covered-table-cell table:style-name="ce49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/>
          <table:table-cell table:number-columns-repeated="43"/>
        </table:table-row>
        <table:table-row table:style-name="ro5">
          <table:table-cell table:style-name="ce37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7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0"/>
          <table:covered-table-cell table:number-columns-repeated="6" table:style-name="ce32"/>
          <table:covered-table-cell table:style-name="ce164"/>
          <table:covered-table-cell/>
          <table:table-cell table:number-columns-repeated="43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3" table:number-columns-spanned="2" table:number-rows-spanned="1"/>
          <table:covered-table-cell table:style-name="ce49"/>
          <table:table-cell table:style-name="ce33" table:number-columns-spanned="2" table:number-rows-spanned="1"/>
          <table:covered-table-cell table:style-name="ce49"/>
          <table:table-cell table:style-name="ce33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64" table:number-columns-spanned="2" table:number-rows-spanned="2"/>
          <table:covered-table-cell table:style-name="ce164"/>
          <table:table-cell table:number-columns-repeated="44"/>
        </table:table-row>
        <table:table-row table:style-name="ro5">
          <table:table-cell table:style-name="ce3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89"/>
          <table:table-cell table:style-name="ce37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96"/>
          <table:covered-table-cell table:number-columns-repeated="4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ce33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3" table:number-columns-spanned="2" table:number-rows-spanned="1"/>
          <table:covered-table-cell table:style-name="ce49"/>
          <table:table-cell table:style-name="ce33" table:number-columns-spanned="2" table:number-rows-spanned="1"/>
          <table:covered-table-cell table:style-name="ce49"/>
          <table:table-cell table:style-name="ce136" table:number-columns-spanned="2" table:number-rows-spanned="1"/>
          <table:covered-table-cell table:style-name="ce36"/>
          <table:table-cell table:style-name="ce32" table:number-columns-spanned="2" table:number-rows-spanned="2"/>
          <table:covered-table-cell table:style-name="ce32"/>
          <table:table-cell table:style-name="ce32" table:number-columns-spanned="2" table:number-rows-spanned="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37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37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0"/>
          <table:table-cell table:style-name="ce129" table:number-columns-spanned="2" table:number-rows-spanned="1"/>
          <table:covered-table-cell table:style-name="ce83"/>
          <table:covered-table-cell table:number-columns-repeated="3" table:style-name="ce32"/>
          <table:covered-table-cell table:style-name="ce164"/>
          <table:table-cell table:style-name="ce164"/>
          <table:table-cell table:number-columns-repeated="44"/>
        </table:table-row>
        <table:table-row table:style-name="ro5">
          <table:table-cell table:style-name="ce58" office:value-type="string" calcext:value-type="string" table:number-columns-spanned="3" table:number-rows-spanned="2">
            <text:p>Ctl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Win</text:p>
          </table:table-cell>
          <table:covered-table-cell table:number-columns-repeated="2" table:style-name="ce32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55" table:number-columns-spanned="11" table:number-rows-spanned="2"/>
          <table:covered-table-cell table:number-columns-repeated="8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covered-table-cell table:number-columns-repeated="6" table:style-name="ce32"/>
          <table:covered-table-cell table:style-name="ce129"/>
          <table:covered-table-cell table:style-name="ce167"/>
          <table:covered-table-cell table:style-name="ce177"/>
          <table:covered-table-cell table:number-columns-repeated="9" table:style-name="ce32"/>
          <table:covered-table-cell table:number-columns-repeated="2" table:style-name="ce164"/>
          <table:table-cell table:number-columns-repeated="44"/>
        </table:table-row>
        <table:table-row table:style-name="ro5">
          <table:table-cell table:style-name="Default"/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20:04:39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6T21:19:34.774716692</meta:creation-date>
    <dc:date>2020-09-12T20:05:04.787000000</dc:date>
    <meta:editing-duration>PT5H49M55S</meta:editing-duration>
    <meta:editing-cycles>103</meta:editing-cycles>
    <meta:generator>LibreOffice/7.0.1.2$Windows_X86_64 LibreOffice_project/7cbcfc562f6eb6708b5ff7d7397325de9e764452</meta:generator>
    <meta:print-date>2016-10-30T21:29:01.760157925</meta:print-date>
    <meta:document-statistic meta:table-count="1" meta:cell-count="303" meta:object-count="0"/>
  </office:meta>
</office:document-meta>
</file>